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áblázat1" style:family="table">
      <style:table-properties style:width="17cm" table:align="margins"/>
    </style:style>
    <style:style style:name="Táblázat1.A" style:family="table-column">
      <style:table-column-properties style:column-width="5.667cm" style:rel-column-width="21845*"/>
    </style:style>
    <style:style style:name="Táblázat1.A1" style:family="table-cell">
      <style:table-cell-properties fo:padding="0.097cm" fo:border-left="0.5pt solid #000000" fo:border-right="none" fo:border-top="0.5pt solid #000000" fo:border-bottom="0.5pt solid #000000"/>
    </style:style>
    <style:style style:name="Táblázat1.C1" style:family="table-cell">
      <style:table-cell-properties fo:padding="0.097cm" fo:border="0.5pt solid #000000"/>
    </style:style>
    <style:style style:name="Táblázat1.A2" style:family="table-cell">
      <style:table-cell-properties fo:padding="0.097cm" fo:border-left="0.5pt solid #000000" fo:border-right="none" fo:border-top="none" fo:border-bottom="0.5pt solid #000000"/>
    </style:style>
    <style:style style:name="Táblázat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2">
      <style:text-properties officeooo:rsid="001ae19a" officeooo:paragraph-rsid="001ae19a"/>
    </style:style>
    <style:style style:name="P2" style:family="paragraph" style:parent-style-name="Heading_20_3">
      <style:text-properties officeooo:rsid="001aeb52" officeooo:paragraph-rsid="001aeb52"/>
    </style:style>
    <style:style style:name="P3" style:family="paragraph" style:parent-style-name="Table_20_Contents">
      <style:text-properties officeooo:rsid="00199a5e" officeooo:paragraph-rsid="00199a5e"/>
    </style:style>
    <style:style style:name="P4" style:family="paragraph" style:parent-style-name="Table_20_Contents">
      <style:text-properties officeooo:paragraph-rsid="00199a5e"/>
    </style:style>
    <style:style style:name="P5" style:family="paragraph" style:parent-style-name="Text_20_body">
      <style:text-properties officeooo:rsid="00127349" officeooo:paragraph-rsid="00127349"/>
    </style:style>
    <style:style style:name="P6" style:family="paragraph" style:parent-style-name="Text_20_body" style:list-style-name="L3">
      <style:text-properties officeooo:rsid="00127349" officeooo:paragraph-rsid="00127349"/>
    </style:style>
    <style:style style:name="P7" style:family="paragraph" style:parent-style-name="Text_20_body">
      <style:text-properties officeooo:paragraph-rsid="00127349"/>
    </style:style>
    <style:style style:name="P8" style:family="paragraph" style:parent-style-name="Text_20_body">
      <style:text-properties officeooo:rsid="00160947" officeooo:paragraph-rsid="00160947"/>
    </style:style>
    <style:style style:name="P9" style:family="paragraph" style:parent-style-name="Text_20_body">
      <style:text-properties officeooo:rsid="0019198c" officeooo:paragraph-rsid="0019198c"/>
    </style:style>
    <style:style style:name="P10" style:family="paragraph" style:parent-style-name="Text_20_body" style:list-style-name="L2">
      <style:text-properties fo:font-style="italic" officeooo:rsid="0019198c" officeooo:paragraph-rsid="0019198c" style:font-style-asian="italic" style:font-style-complex="italic"/>
    </style:style>
    <style:style style:name="P11" style:family="paragraph" style:parent-style-name="Text_20_body">
      <style:text-properties officeooo:rsid="001a0e39" officeooo:paragraph-rsid="001a0e39"/>
    </style:style>
    <style:style style:name="P12" style:family="paragraph" style:parent-style-name="Text_20_body">
      <style:text-properties officeooo:rsid="001ae19a" officeooo:paragraph-rsid="001ae19a"/>
    </style:style>
    <style:style style:name="P13" style:family="paragraph" style:parent-style-name="Text_20_body">
      <style:text-properties officeooo:rsid="001aeb52" officeooo:paragraph-rsid="001aeb52"/>
    </style:style>
    <style:style style:name="P14" style:family="paragraph" style:parent-style-name="Title">
      <style:text-properties officeooo:paragraph-rsid="0010ca78"/>
    </style:style>
    <style:style style:name="T1" style:family="text">
      <style:text-properties officeooo:rsid="00127349"/>
    </style:style>
    <style:style style:name="T2" style:family="text">
      <style:text-properties officeooo:rsid="001f1c04"/>
    </style:style>
    <style:style style:name="T3" style:family="text">
      <style:text-properties officeooo:rsid="0021b8fb"/>
    </style:style>
    <style:style style:name="T4" style:family="text">
      <style:text-properties officeooo:rsid="002f9268"/>
    </style:style>
    <style:style style:name="T5" style:family="text">
      <style:text-properties officeooo:rsid="00148f05"/>
    </style:style>
    <style:style style:name="T6" style:family="text">
      <style:text-properties officeooo:rsid="00160947"/>
    </style:style>
    <style:style style:name="T7" style:family="text">
      <style:text-properties officeooo:rsid="001682c2"/>
    </style:style>
    <style:style style:name="T8" style:family="text">
      <style:text-properties fo:font-style="italic" officeooo:rsid="001682c2" style:font-style-asian="italic" style:font-style-complex="italic"/>
    </style:style>
    <style:style style:name="T9" style:family="text">
      <style:text-properties officeooo:rsid="00175a7b"/>
    </style:style>
    <style:style style:name="T10" style:family="text">
      <style:text-properties officeooo:rsid="00199a5e"/>
    </style:style>
    <style:style style:name="T11" style:family="text">
      <style:text-properties officeooo:rsid="001c40ce"/>
    </style:style>
    <style:style style:name="T12" style:family="text">
      <style:text-properties officeooo:rsid="001ce688"/>
    </style:style>
    <style:style style:name="T13" style:family="text">
      <style:text-properties officeooo:rsid="001f86e3"/>
    </style:style>
    <style:style style:name="T14" style:family="text">
      <style:text-properties officeooo:rsid="002155eb"/>
    </style:style>
    <style:style style:name="T15" style:family="text">
      <style:text-properties officeooo:rsid="0023195e"/>
    </style:style>
    <style:style style:name="T16" style:family="text">
      <style:text-properties officeooo:rsid="00242589"/>
    </style:style>
    <style:style style:name="T17" style:family="text">
      <style:text-properties officeooo:rsid="0025a10e"/>
    </style:style>
    <style:style style:name="T18" style:family="text">
      <style:text-properties officeooo:rsid="00265384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Zárthelyi dolgozat</text:p>
      <text:h text:style-name="Heading_20_1" text:outline-level="1">Bevezetés</text:h>
      <text:p text:style-name="P7"><text:span text:style-name="T2">A mellékelt projektet egészítse ki/javítsa ki a megadott instrukciók alapján. </text:span><text:span text:style-name="T3">A dependency injection során, ahol lehetséges az interface-re hivatkozzon. </text:span><text:span text:style-name="T4">A projekt</text:span><text:span text:style-name="T1">hez mellékelten megtalálhtó egy Docker compose fájl, mely tartalmazza az adatbázis létrehozását. A függőségek között megtalálható a Liquibase, mely az adatbázis struktúrát kialakítja az alkalmazás elindításakor. Ennek a módosítására, kiegészítésére nincs szükség. Az entitások mezői definiálva vannak, de ezt a választott megoldás függvényében lehetséges, hogy annotációkkal </text:span><text:span text:style-name="T14">és metódusokkal bővíteni kell.</text:span><text:span text:style-name="T1"> </text:span><text:span text:style-name="T6">Szintén a választott technológiának megfelelően további függőségeket szükséges lehet definiálnia a projekthez!</text:span></text:p>
      <text:h text:style-name="Heading_20_1" text:outline-level="1">Feladatok</text:h>
      <text:h text:style-name="Heading_20_2" text:outline-level="2">BookRepository</text:h>
      <text:p text:style-name="P13">Pontszám: 20% (lépésenként 5-5%)</text:p>
      <text:p text:style-name="P5">Készítsen egy BookRepository nevű <text:span text:style-name="T5">repository-t egy általa választott technológiával. (Spring JDBC, Spring Data JDBC, JPA, Spring Data JPA, stb.) A repository Book entitásokat kezeljen és a következő műveleteket valósítsa meg:</text:span></text:p>
      <text:list text:style-name="L3">
        <text:list-item>
          <text:p text:style-name="P6">Összes Book listázása</text:p>
        </text:list-item>
        <text:list-item>
          <text:p text:style-name="P6">Egy Book betöltése ID alapján</text:p>
        </text:list-item>
        <text:list-item>
          <text:p text:style-name="P6">Book mentése (létrehozás és frissítés lehet egyben és külön is, a választott technológia függvényében)</text:p>
        </text:list-item>
        <text:list-item>
          <text:p text:style-name="P6">Book törlése</text:p>
        </text:list-item>
      </text:list>
      <text:h text:style-name="Heading_20_2" text:outline-level="2">BookService</text:h>
      <text:h text:style-name="Heading_20_3" text:outline-level="3">Mapping</text:h>
      <text:p text:style-name="P13">Pontszám: 20%</text:p>
      <text:p text:style-name="P13">Készítse el az entitások és a DTO osztályok közötti mapping szolgáltatásokat. <text:span text:style-name="T13">Lehetőleg MapStruct segítségével valósítsa meg ezt a feladatot! (Ennek hiányában maximum 10%-ot ér ez a feladat.)</text:span></text:p>
      <text:h text:style-name="P2" text:outline-level="3">Implementáció</text:h>
      <text:p text:style-name="P13">Pontszám: <text:span text:style-name="T12">35</text:span>% <text:span text:style-name="T11">(metódusonként </text:span><text:span text:style-name="T12">7</text:span><text:span text:style-name="T11">%)</text:span></text:p>
      <text:p text:style-name="P8">Az előző feladatban megvalósított BookRepository felhasználásával implementálja a BookService metódusait. Figyeljen arra, hogy ez az osztály a nem fogadhat és nem adhat vissza entitásokat! <text:span text:style-name="T15">Továbbá figyeljen arra is, hogy a könyveknek vannak szerzői, melyet szintén be kell tölteni.</text:span></text:p>
      <text:p text:style-name="P9">A következő metódusokat kell implementálnia:</text:p>
      <text:list text:style-name="L2">
        <text:list-item>
          <text:p text:style-name="P10"><text:soft-page-break/>public List&lt;BookDTO&gt; listAllBooks()</text:p>
        </text:list-item>
        <text:list-item>
          <text:p text:style-name="P10">public BookDTO loadBook(Long id)</text:p>
        </text:list-item>
        <text:list-item>
          <text:p text:style-name="P10">public BookDTO create(BookSaveDTO dto)</text:p>
        </text:list-item>
        <text:list-item>
          <text:p text:style-name="P10">public BookDTO edit(Long id, BookSaveDTO dto)</text:p>
        </text:list-item>
        <text:list-item>
          <text:p text:style-name="P10">public void delete(Long id)</text:p>
        </text:list-item>
      </text:list>
      <text:p text:style-name="P9">Egy már meglévő entitás szerkesztése és törlése esetén figyeljen arra, hogy a megadott azonosító alapján tényleg létezzen az elem. Ha nem létezik, akkor dobjon kivételt! <text:span text:style-name="T16">Mentésnél csak meglévő szerzőhöz engedje kapcsolni az </text:span><text:span text:style-name="T17">könyvet</text:span><text:span text:style-name="T16">!</text:span></text:p>
      <text:h text:style-name="Heading_20_2" text:outline-level="2">BookController</text:h>
      <text:p text:style-name="P13">Pontszám: 20% (metódusonként 4%)</text:p>
      <text:p text:style-name="P8">Készítse el a BookController osztályt. <text:span text:style-name="T7">Az összes mapping a </text:span><text:span text:style-name="T8">/api/book</text:span><text:span text:style-name="T7"> útvonal alá kerüljön. A következő metó</text:span><text:span text:style-name="T10">dusokat kell megvalósítani:</text:span></text:p>
      <table:table table:name="Táblázat1" table:style-name="Táblázat1">
        <table:table-column table:style-name="Táblázat1.A" table:number-columns-repeated="3"/>
        <table:table-row>
          <table:table-cell table:style-name="Táblázat1.A1" office:value-type="string">
            <text:p text:style-name="P3">Szignatúra</text:p>
          </table:table-cell>
          <table:table-cell table:style-name="Táblázat1.A1" office:value-type="string">
            <text:p text:style-name="P3">Útvonal</text:p>
          </table:table-cell>
          <table:table-cell table:style-name="Táblázat1.C1" office:value-type="string">
            <text:p text:style-name="P3">HTTP metódus</text:p>
          </table:table-cell>
        </table:table-row>
        <table:table-row>
          <table:table-cell table:style-name="Táblázat1.A2" office:value-type="string">
            <text:p text:style-name="P3">public List&lt;BookDTO&gt; listAllBooks()</text:p>
          </table:table-cell>
          <table:table-cell table:style-name="Táblázat1.A2" office:value-type="string">
            <text:p text:style-name="Table_20_Contents"/>
          </table:table-cell>
          <table:table-cell table:style-name="Táblázat1.C2" office:value-type="string">
            <text:p text:style-name="P3">GET</text:p>
          </table:table-cell>
        </table:table-row>
        <table:table-row>
          <table:table-cell table:style-name="Táblázat1.A2" office:value-type="string">
            <text:p text:style-name="Table_20_Contents">public BookDTO loadBook(Long id)</text:p>
          </table:table-cell>
          <table:table-cell table:style-name="Táblázat1.A2" office:value-type="string">
            <text:p text:style-name="Table_20_Contents">/<text:span text:style-name="T10">[ID]</text:span></text:p>
          </table:table-cell>
          <table:table-cell table:style-name="Táblázat1.C2" office:value-type="string">
            <text:p text:style-name="P3">GET</text:p>
          </table:table-cell>
        </table:table-row>
        <table:table-row>
          <table:table-cell table:style-name="Táblázat1.A2" office:value-type="string">
            <text:p text:style-name="Table_20_Contents">public BookDTO create(BookSaveDTO dto)</text:p>
          </table:table-cell>
          <table:table-cell table:style-name="Táblázat1.A2" office:value-type="string">
            <text:p text:style-name="Table_20_Contents"/>
          </table:table-cell>
          <table:table-cell table:style-name="Táblázat1.C2" office:value-type="string">
            <text:p text:style-name="P3">POST</text:p>
          </table:table-cell>
        </table:table-row>
        <table:table-row>
          <table:table-cell table:style-name="Táblázat1.A2" office:value-type="string">
            <text:p text:style-name="Table_20_Contents">public BookDTO edit(Long id, BookSaveDTO dto)</text:p>
          </table:table-cell>
          <table:table-cell table:style-name="Táblázat1.A2" office:value-type="string">
            <text:p text:style-name="P4">/<text:span text:style-name="T10">[ID]</text:span></text:p>
          </table:table-cell>
          <table:table-cell table:style-name="Táblázat1.C2" office:value-type="string">
            <text:p text:style-name="P3">PUT</text:p>
          </table:table-cell>
        </table:table-row>
        <table:table-row>
          <table:table-cell table:style-name="Táblázat1.A2" office:value-type="string">
            <text:p text:style-name="Table_20_Contents">public void delete(Long id)</text:p>
          </table:table-cell>
          <table:table-cell table:style-name="Táblázat1.A2" office:value-type="string">
            <text:p text:style-name="P4">/<text:span text:style-name="T10">[ID]</text:span></text:p>
          </table:table-cell>
          <table:table-cell table:style-name="Táblázat1.C2" office:value-type="string">
            <text:p text:style-name="P3">DELETE</text:p>
          </table:table-cell>
        </table:table-row>
      </table:table>
      <text:h text:style-name="P1" text:outline-level="2">Dokumentáció <text:span text:style-name="T18">és validáció</text:span></text:h>
      <text:p text:style-name="P13">Pontszám: 5%</text:p>
      <text:p text:style-name="P12">A projektben megtalálható a szükséges OpenAPI függőség. Ennek segítségével írjon rövid szöveges leírást az egyes metódusokhoz és a controller osztályhoz is.</text:p>
      <text:h text:style-name="Heading_20_2" text:outline-level="2">Listázó képernyő – bónusz feladat</text:h>
      <text:p text:style-name="P13">Pontszám: +10%</text:p>
      <text:p text:style-name="P11">Készítsen egy egyszerű táblázatos képernyőt tetszőleges UI technológiában, melyhez az adatot az alkalmazás szolgáltatj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1aeb52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st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14:51:00.304601916</meta:creation-date>
    <meta:generator>LibreOffice/7.4.7.2$Linux_X86_64 LibreOffice_project/40$Build-2</meta:generator>
    <dc:date>2024-12-04T18:40:55.311436144</dc:date>
    <meta:editing-duration>PT3H49M45S</meta:editing-duration>
    <meta:editing-cycles>21</meta:editing-cycles>
    <meta:document-statistic meta:table-count="1" meta:image-count="0" meta:object-count="0" meta:page-count="2" meta:paragraph-count="50" meta:word-count="394" meta:character-count="2958" meta:non-whitespace-character-count="2627"/>
  </office:meta>
</office:document-meta>
</file>